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9" style:family="table-column">
      <style:table-column-properties fo:break-before="auto" style:column-width="9.68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fo:background-color="#ccccff"/>
      <style:text-properties fo:color="#000000"/>
    </style:style>
    <style:style style:name="ce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ycl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ycle de vie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WDoc</text:p>
          </table:table-cell>
          <table:table-cell table:style-name="ce11" office:value-type="string">
            <text:p>W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orkflow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W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WF_INIT</text:p>
          </table:table-cell>
          <table:table-cell table:style-name="ce12"/>
          <table:table-cell table:style-name="ce12" office:value-type="string">
            <text:p>initialisatio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menu</text:p>
          </table:table-cell>
          <table:table-cell table:style-name="ce12" table:formula="of:=[.H9]+10" office:value-type="float" office:value="30">
            <text:p>30</text:p>
          </table:table-cell>
          <table:table-cell table:style-name="ce12" office:value-type="string">
            <text:p>M</text:p>
          </table:table-cell>
          <table:table-cell table:style-name="ce12"/>
          <table:table-cell table:style-name="ce12" office:value-type="string">
            <text:p>%S%app=FDL&amp;action=WORKFLOW_INIT&amp;id=%I%</text:p>
          </table:table-cell>
          <table:table-cell table:style-name="ce12" table:number-columns-repeated="4"/>
          <table:table-cell table:style-name="ce12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WF_FAMID):WF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F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WF_FAM):WF_FAMID,WF_FAM</text:p>
          </table:table-cell>
          <table:table-cell table:style-name="ce8" table:number-columns-repeated="2"/>
          <table:table-cell table:style-name="ce8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3]+10" office:value-type="float" office:value="110">
            <text:p>1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2"/>
          <table:table-cell table:style-name="ce8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</text:p>
          </table:table-cell>
          <table:table-cell table:style-name="ce8"/>
          <table:table-cell table:style-name="ce8" office:value-type="string">
            <text:p>Voir le graph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/>
          <table:table-cell table:style-name="ce15"/>
          <table:table-cell table:style-name="ce8" office:value-type="string">
            <text:p>FDL</text:p>
          </table:table-cell>
          <table:table-cell table:style-name="ce8" office:value-type="string">
            <text:p>WORKFLOW_GRAPH&amp;id=%I%</text:p>
          </table:table-cell>
          <table:table-cell table:style-name="ce8" table:number-columns-repeated="2"/>
          <table:table-cell table:style-name="ce8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WF_TAB_STATES</text:p>
          </table:table-cell>
          <table:table-cell table:style-name="ce9"/>
          <table:table-cell table:style-name="ce9" office:value-type="string">
            <text:p><text:span text:style-name="T1">É</text:span>tapes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office:value-type="float" office:value="200">
            <text:p>20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16"/>
          <table:table-cell table:style-name="ce9" table:number-columns-repeated="5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WF_TAB_TRANSITIONS</text:p>
          </table:table-cell>
          <table:table-cell table:style-name="ce9"/>
          <table:table-cell table:style-name="ce9" office:value-type="string">
            <text:p>Transitions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office:value-type="float" office:value="200">
            <text:p>20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16"/>
          <table:table-cell table:style-name="ce9" table:number-columns-repeated="5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C</text:p>
          </table:table-cell>
          <table:table-cell table:style-name="ce8"/>
          <table:table-cell table:style-name="ce8" office:value-type="string">
            <text:p>Voir le graphe comple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/>
          <table:table-cell table:style-name="ce8" office:value-type="string">
            <text:p>FDL</text:p>
          </table:table-cell>
          <table:table-cell table:style-name="ce8" office:value-type="string">
            <text:p>VIEW_WORKFLOW_GRAPH&amp;type=complet&amp;id=%I%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13"/>
          <table:table-cell table:number-columns-repeated="240"/>
        </table:table-row>
        <table:table-row table:style-name="ro1" table:number-rows-repeated="21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mask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masque de saisie</text:p>
          </table:table-cell>
          <table:table-cell table:style-name="ce11" office:value-type="float" office:value="21">
            <text:p>21</text:p>
          </table:table-cell>
          <table:table-cell table:style-name="ce11"/>
          <table:table-cell table:style-name="ce11" office:value-type="string">
            <text:p>M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sque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M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MSK_FR_REST</text:p>
          </table:table-cell>
          <table:table-cell table:style-name="ce20"/>
          <table:table-cell table:style-name="ce20" office:value-type="string">
            <text:p>Famille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F</text:p>
          </table:table-cell>
          <table:table-cell table:style-name="ce20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MSK_FAMID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id famill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/>
          <table:table-cell table:style-name="ce8"/>
          <table:table-cell table:style-name="ce8" office:value-type="string">
            <text:p>::getTitle(MSK_FAMID):MSK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FAM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s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office:value-type="string">
            <text:p>%S%app=FDL&amp;action=FDL_CARD&amp;id=%MSK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MSK_FAM):MSK_FAMID,MSK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ATTRID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attr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VISIBILITIE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visibil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NEEDEED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obligato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5]+10" office:value-type="float" office:value="50">
            <text:p>5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 table:number-rows-repeated="2">
          <table:table-cell table:style-name="ce19" table:number-columns-repeated="16"/>
          <table:table-cell table:style-name="ce21" table:number-columns-repeated="240"/>
        </table:table-row>
        <table:table-row table:style-name="ro1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13"/>
          <table:table-cell table:number-columns-repeated="240"/>
        </table:table-row>
        <table:table-row table:style-name="ro1" table:number-rows-repeated="12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9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CV_T_VIEWS</text:p>
          </table:table-cell>
          <table:table-cell table:style-name="ce24" office:value-type="string">
            <text:p>FR_BASIC</text:p>
          </table:table-cell>
          <table:table-cell table:style-name="ce22" office:value-type="string">
            <text:p>vu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4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1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39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39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7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8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CV_DISPLAYED</text:p>
          </table:table-cell>
          <table:table-cell table:style-name="ce23" office:value-type="string">
            <text:p>yes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table:number-columns-repeated="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2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4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W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WAS_T_ANSWER</text:p>
          </table:table-cell>
          <table:table-cell table:style-name="ce22" table:formula="of:=[.B10]" office:value-type="string" office:string-value="WAS_FR_IDENT">
            <text:p>WAS_FR_IDENT</text:p>
          </table:table-cell>
          <table:table-cell table:style-name="ce22" office:value-type="string">
            <text:p>Réponses possibles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27"/>
          <table:table-cell table:style-name="ce23" table:number-columns-repeated="2"/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imer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Famille cyc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Date dynamiqu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TM_T_CONFIG</text:p>
          </table:table-cell>
          <table:table-cell table:style-name="ce22" table:formula="of:=[.B10]" office:value-type="string" office:string-value="TM_FR_IDENT">
            <text:p>TM_FR_IDENT</text:p>
          </table:table-cell>
          <table:table-cell table:style-name="ce22" office:value-type="string">
            <text:p>Configuratio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integer</text:p>
          </table:table-cell>
          <table:table-cell table:style-name="ce8" table:formula="of:=[.H17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5" office:value-type="string">
            <text:p>Modèle de mail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7" office:value-type="string">
            <text:p>DEFAULT</text:p>
          </table:table-cell>
          <table:table-cell table:style-name="ce23" office:value-type="string">
            <text:p>TM_ITERATION</text:p>
          </table:table-cell>
          <table:table-cell table:style-name="ce23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4">14/09/2010</text:date>, <text:time>14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9-14T14:44:45</dc:date>
    <meta:editing-cycles>246</meta:editing-cycles>
    <meta:editing-duration>PT141H40M47S</meta:editing-duration>
    <dc:creator>Buathier Arnaud</dc:creator>
    <meta:document-statistic meta:table-count="6" meta:cell-count="855" meta:object-count="0"/>
    <meta:user-defined meta:name="Info 1"/>
    <meta:user-defined meta:name="Info 2"/>
    <meta:user-defined meta:name="Info 3"/>
    <meta:user-defined meta:name="Info 4"/>
  </office:meta>
</office:document-meta>
</file>